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13" office:value-type="string" calcext:value-type="string" table:number-columns-spanned="2" table:number-rows-spanned="2">
            <text:p>GUÍA PUNTUACIÓN SCRUM*</text:p>
          </table:table-cell>
          <table:covered-table-cell table:style-name="ce16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covered-table-cell table:number-columns-repeated="2" table:style-name="ce16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N PROGRESS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9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9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9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9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6"/>
          <table:table-cell table:style-name="ce9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21:35:29.9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21T21:36:21.433000000</dc:date>
    <meta:editing-duration>PT8H23M30S</meta:editing-duration>
    <meta:editing-cycles>15</meta:editing-cycles>
    <meta:generator>LibreOffice/7.1.1.2$Windows_X86_64 LibreOffice_project/fe0b08f4af1bacafe4c7ecc87ce55bb426164676</meta:generator>
    <meta:document-statistic meta:table-count="1" meta:cell-count="96" meta:object-count="0"/>
  </office:meta>
</office:document-meta>
</file>